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37"/>
    <style:style style:name="ce2" style:family="table-cell" style:parent-style-name="Default" style:data-style-name="N61"/>
    <style:style style:name="ce3" style:family="table-cell" style:parent-style-name="Default" style:data-style-name="N2"/>
    <style:style style:name="ce4" style:family="table-cell" style:parent-style-name="Default" style:data-style-name="N122"/>
    <style:style style:name="ce5" style:family="table-cell" style:parent-style-name="Default" style:data-style-name="N123"/>
    <style:style style:name="ce6" style:family="table-cell" style:parent-style-name="Default" style:data-style-name="N124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Worksheet for checking photocell encoding timing and scaling</text:p>
          </table:table-cell>
          <table:table-cell table:number-columns-repeated="1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200000" calcext:value-type="float">
            <text:p>200000</text:p>
          </table:table-cell>
          <table:table-cell table:formula="of:=([.B4]*[.C4])/([.B4]+[.C4])" office:value-type="float" office:value="349.388570002496" calcext:value-type="float">
            <text:p>349.3885700025</text:p>
          </table:table-cell>
          <table:table-cell/>
          <table:table-cell table:formula="of:=2.5-(5/([.D4]+350))*([.D4])" office:value-type="float" office:value="0.00218558761084076" calcext:value-type="float">
            <text:p>0.0021855876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rpm</text:p>
          </table:table-cell>
          <table:table-cell office:value-type="string" calcext:value-type="string">
            <text:p>rps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1 rev(sec)</text:p>
          </table:table-cell>
          <table:table-cell office:value-type="string" calcext:value-type="string">
            <text:p>clk tics</text:p>
          </table:table-cell>
          <table:table-cell/>
          <table:table-cell office:value-type="string" calcext:value-type="string">
            <text:p>tics per sec</text:p>
          </table:table-cell>
          <table:table-cell office:value-type="string" calcext:value-type="string">
            <text:p>Tics/164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lT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formula="of:=[.B8]/60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32000000" calcext:value-type="float">
            <text:p>3.20E+07</text:p>
          </table:table-cell>
          <table:table-cell table:formula="of:=[.E8]*2/[.D8]" office:value-type="float" office:value="8000000" calcext:value-type="float">
            <text:p>8000000</text:p>
          </table:table-cell>
          <table:table-cell table:style-name="ce4" table:formula="of:=1/[.C8]" office:value-type="float" office:value="0.01" calcext:value-type="float">
            <text:p>0.01000</text:p>
          </table:table-cell>
          <table:table-cell table:formula="of:=[.G8]*[.E8]" office:value-type="float" office:value="320000" calcext:value-type="float">
            <text:p>320000</text:p>
          </table:table-cell>
          <table:table-cell table:formula="of:=([.D8]/2)*[.H8]" office:value-type="float" office:value="1280000" calcext:value-type="float">
            <text:p>1280000</text:p>
          </table:table-cell>
          <table:table-cell table:formula="of:=[.C8]*([.D8]/2)" office:value-type="float" office:value="400" calcext:value-type="float">
            <text:p>400</text:p>
          </table:table-cell>
          <table:table-cell table:formula="of:=(1/64)*[.J8]" office:value-type="float" office:value="6.25" calcext:value-type="float">
            <text:p>6.25</text:p>
          </table:table-cell>
          <table:table-cell table:formula="of:=INT([.K8])" office:value-type="float" office:value="6" calcext:value-type="float">
            <text:p>6</text:p>
          </table:table-cell>
          <table:table-cell table:style-name="ce4" table:formula="of:=[.G8]" office:value-type="float" office:value="0.01" calcext:value-type="float">
            <text:p>0.01000</text:p>
          </table:table-cell>
          <table:table-cell table:formula="of:=1000000*[.L8]/[.J8]" office:value-type="float" office:value="15000" calcext:value-type="float">
            <text:p>15000</text:p>
          </table:table-cell>
          <table:table-cell table:formula="of:=(1/32)*([.F8]*[.L8])/[.N8]" office:value-type="float" office:value="100" calcext:value-type="float">
            <text:p>100</text:p>
          </table:table-cell>
          <table:table-cell table:formula="of:=[.O8]*60" office:value-type="float" office:value="6000" calcext:value-type="float">
            <text:p>6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table:formula="of:=[.B9]/60" office:value-type="float" office:value="20.8333333333333" calcext:value-type="float">
            <text:p>20.8333333333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32000000" calcext:value-type="float">
            <text:p>3.20E+07</text:p>
          </table:table-cell>
          <table:table-cell table:formula="of:=[.E9]*2/[.D9]" office:value-type="float" office:value="8000000" calcext:value-type="float">
            <text:p>8000000</text:p>
          </table:table-cell>
          <table:table-cell table:style-name="ce4" table:formula="of:=1/[.C9]" office:value-type="float" office:value="0.048" calcext:value-type="float">
            <text:p>0.04800</text:p>
          </table:table-cell>
          <table:table-cell table:formula="of:=[.G9]*[.E9]" office:value-type="float" office:value="1536000" calcext:value-type="float">
            <text:p>1536000</text:p>
          </table:table-cell>
          <table:table-cell table:formula="of:=([.D9]/2)*[.H9]" office:value-type="float" office:value="6144000" calcext:value-type="float">
            <text:p>6144000</text:p>
          </table:table-cell>
          <table:table-cell table:formula="of:=[.C9]*([.D9]/2)" office:value-type="float" office:value="83.3333333333333" calcext:value-type="float">
            <text:p>83.3333333333</text:p>
          </table:table-cell>
          <table:table-cell table:formula="of:=(1/64)*[.J9]" office:value-type="float" office:value="1.30208333333333" calcext:value-type="float">
            <text:p>1.3020833333</text:p>
          </table:table-cell>
          <table:table-cell table:formula="of:=INT([.K9])" office:value-type="float" office:value="1" calcext:value-type="float">
            <text:p>1</text:p>
          </table:table-cell>
          <table:table-cell table:style-name="ce4" table:formula="of:=[.G9]" office:value-type="float" office:value="0.048" calcext:value-type="float">
            <text:p>0.04800</text:p>
          </table:table-cell>
          <table:table-cell table:formula="of:=1000000*[.L9]/[.J9]" office:value-type="float" office:value="12000" calcext:value-type="float">
            <text:p>12000</text:p>
          </table:table-cell>
          <table:table-cell table:formula="of:=(1/32)*([.F9]*[.L9])/[.N9]" office:value-type="float" office:value="20.8333333333333" calcext:value-type="float">
            <text:p>20.8333333333</text:p>
          </table:table-cell>
          <table:table-cell table:formula="of:=[.O9]*60" office:value-type="float" office:value="1250" calcext:value-type="float">
            <text:p>1250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3"/>
          <table:table-cell table:formula="of:=65526*65536/2" office:value-type="float" office:value="2147155968" calcext:value-type="float">
            <text:p>214715596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32000000" calcext:value-type="float">
            <text:p>3.20E+0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13]*[.B12]" office:value-type="float" office:value="64000000" calcext:value-type="float">
            <text:p>640000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C13]*[.B14]" office:value-type="float" office:value="1024000000" calcext:value-type="float">
            <text:p>10240000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C14]*[.B15]" office:value-type="float" office:value="61440000000" calcext:value-type="float">
            <text:p>61440000000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date" office:date-value="2018-04-25" calcext:value-type="date">
            <text:p>04/25/18</text:p>
          </table:table-cell>
          <table:table-cell table:number-columns-repeated="3"/>
          <table:table-cell office:value-type="string" calcext:value-type="string">
            <text:p>System ticks per ADC transition (../sensor/shaft/trunk/adcsensor_foto_h.c)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rum</text:p>
          </table:table-cell>
          <table:table-cell office:value-type="string" calcext:value-type="string">
            <text:p>Line speed</text:p>
          </table:table-cell>
          <table:table-cell/>
          <table:table-cell office:value-type="string" calcext:value-type="string">
            <text:p>encoder</text:p>
          </table:table-cell>
          <table:table-cell office:value-type="string" calcext:value-type="string">
            <text:p>ADC routine</text:p>
          </table:table-cell>
          <table:table-cell office:value-type="string" calcext:value-type="string">
            <text:p>Axle</text:p>
          </table:table-cell>
          <table:table-cell office:value-type="string" calcext:value-type="string">
            <text:p>xition per</text:p>
          </table:table-cell>
          <table:table-cell table:number-columns-repeated="5"/>
          <table:table-cell table:number-columns-repeated="2" office:value-type="string" calcext:value-type="string">
            <text:p>Line speed</text:p>
          </table:table-cell>
          <table:table-cell office:value-type="string" calcext:value-type="string">
            <text:p>Num xition</text:p>
          </table:table-cell>
          <table:table-cell office:value-type="string" calcext:value-type="string">
            <text:p>shaft</text:p>
          </table:table-cell>
        </table:table-row>
        <table:table-row table:style-name="ro2">
          <table:table-cell/>
          <table:table-cell office:value-type="string" calcext:value-type="string">
            <text:p>Drum dia (in)</text:p>
          </table:table-cell>
          <table:table-cell office:value-type="string" calcext:value-type="string">
            <text:p>ft/rev</text:p>
          </table:table-cell>
          <table:table-cell office:value-type="string" calcext:value-type="string">
            <text:p>mph</text:p>
          </table:table-cell>
          <table:table-cell office:value-type="string" calcext:value-type="string">
            <text:p>drum rev/sec</text:p>
          </table:table-cell>
          <table:table-cell office:value-type="string" calcext:value-type="string">
            <text:p>num segs</text:p>
          </table:table-cell>
          <table:table-cell office:value-type="string" calcext:value-type="string">
            <text:p>xiton/seg</text:p>
          </table:table-cell>
          <table:table-cell office:value-type="string" calcext:value-type="string">
            <text:p>Gear ratio</text:p>
          </table:table-cell>
          <table:table-cell office:value-type="string" calcext:value-type="string">
            <text:p>drum rev</text:p>
          </table:table-cell>
          <table:table-cell office:value-type="string" calcext:value-type="string">
            <text:p>xiton/sec</text:p>
          </table:table-cell>
          <table:table-cell office:value-type="string" calcext:value-type="string">
            <text:p>sys tick/sec</text:p>
          </table:table-cell>
          <table:table-cell office:value-type="string" calcext:value-type="string">
            <text:p>ticks/xition</text:p>
          </table:table-cell>
          <table:table-cell office:value-type="string" calcext:value-type="string">
            <text:p>Scale bits</text:p>
          </table:table-cell>
          <table:table-cell/>
          <table:table-cell office:value-type="string" calcext:value-type="string">
            <text:p>fr/sec</text:p>
          </table:table-cell>
          <table:table-cell office:value-type="string" calcext:value-type="string">
            <text:p>knots</text:p>
          </table:table-cell>
          <table:table-cell office:value-type="string" calcext:value-type="string">
            <text:p>per 64<text:span text:style-name="T1">th</text:span> sec</text:p>
          </table:table-cell>
          <table:table-cell office:value-type="string" calcext:value-type="string">
            <text:p>rps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([.B20]/12)*3.14159265" office:value-type="float" office:value="4.712388975" calcext:value-type="float">
            <text:p>4.712388975</text:p>
          </table:table-cell>
          <table:table-cell office:value-type="float" office:value="1" calcext:value-type="float">
            <text:p>1</text:p>
          </table:table-cell>
          <table:table-cell table:style-name="ce3" table:formula="of:=([.D20]*(88/60))/[.C20]" office:value-type="float" office:value="0.311236333513123" calcext:value-type="float">
            <text:p>0.3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style-name="ce5" table:formula="of:=([.H20]*[.G20]*[.F20])" office:value-type="float" office:value="140" calcext:value-type="float">
            <text:p>140.0</text:p>
          </table:table-cell>
          <table:table-cell table:style-name="ce5" table:formula="of:=[.I20]*[.E20]" office:value-type="float" office:value="43.5730866918373" calcext:value-type="float">
            <text:p>43.6</text:p>
          </table:table-cell>
          <table:table-cell table:style-name="ce2" office:value-type="float" office:value="64000000" calcext:value-type="float">
            <text:p>6.40E+07</text:p>
          </table:table-cell>
          <table:table-cell table:style-name="ce5" table:formula="of:=[.K20]/[.J20]" office:value-type="float" office:value="1468796.56363636" calcext:value-type="float">
            <text:p>1468796.6</text:p>
          </table:table-cell>
          <table:table-cell office:value-type="float" office:value="31" calcext:value-type="float">
            <text:p>31</text:p>
          </table:table-cell>
          <table:table-cell table:style-name="ce6" table:formula="of:=[.L20]/(2^[.M20])" office:value-type="float" office:value="0.000683961698616093" calcext:value-type="float">
            <text:p>0.001</text:p>
          </table:table-cell>
          <table:table-cell table:style-name="ce5" table:formula="of:=[.D20]*(88/60)" office:value-type="float" office:value="1.46666666666667" calcext:value-type="float">
            <text:p>1.5</text:p>
          </table:table-cell>
          <table:table-cell table:formula="of:=0.86897*[.D20]" office:value-type="float" office:value="0.86897" calcext:value-type="float">
            <text:p>0.86897</text:p>
          </table:table-cell>
          <table:table-cell table:formula="of:=(1/64)*[.J20]" office:value-type="float" office:value="0.680829479559958" calcext:value-type="float">
            <text:p>0.6808294796</text:p>
          </table:table-cell>
          <table:table-cell table:formula="of:=([.H20]*[.E20])" office:value-type="float" office:value="1.08932716729593" calcext:value-type="float">
            <text:p>1.089327167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([.B21]/12)*3.14159265" office:value-type="float" office:value="4.712388975" calcext:value-type="float">
            <text:p>4.712388975</text:p>
          </table:table-cell>
          <table:table-cell office:value-type="float" office:value="81" calcext:value-type="float">
            <text:p>81</text:p>
          </table:table-cell>
          <table:table-cell table:style-name="ce3" table:formula="of:=([.D21]*(88/60))/[.C21]" office:value-type="float" office:value="25.210143014563" calcext:value-type="float">
            <text:p>25.2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table:style-name="ce5" table:formula="of:=([.H21]*[.G21]*[.F21])" office:value-type="float" office:value="275.2" calcext:value-type="float">
            <text:p>275.2</text:p>
          </table:table-cell>
          <table:table-cell table:style-name="ce5" table:formula="of:=[.I21]*[.E21]" office:value-type="float" office:value="6937.83135760774" calcext:value-type="float">
            <text:p>6937.8</text:p>
          </table:table-cell>
          <table:table-cell table:style-name="ce2" office:value-type="float" office:value="64000000" calcext:value-type="float">
            <text:p>6.40E+07</text:p>
          </table:table-cell>
          <table:table-cell table:style-name="ce5" table:formula="of:=[.K21]/[.J21]" office:value-type="float" office:value="9224.78461945032" calcext:value-type="float">
            <text:p>9224.8</text:p>
          </table:table-cell>
          <table:table-cell table:formula="of:=[.M20]" office:value-type="float" office:value="31" calcext:value-type="float">
            <text:p>31</text:p>
          </table:table-cell>
          <table:table-cell table:style-name="ce6" table:formula="of:=[.L21]/(2^[.M21])" office:value-type="float" office:value="0.00000429562508102987" calcext:value-type="float">
            <text:p>0.000</text:p>
          </table:table-cell>
          <table:table-cell table:style-name="ce5" table:formula="of:=[.D21]*(88/60)" office:value-type="float" office:value="118.8" calcext:value-type="float">
            <text:p>118.8</text:p>
          </table:table-cell>
          <table:table-cell table:formula="of:=0.86897*[.D21]" office:value-type="float" office:value="70.38657" calcext:value-type="float">
            <text:p>70.38657</text:p>
          </table:table-cell>
          <table:table-cell table:formula="of:=(1/64)*[.J21]" office:value-type="float" office:value="108.403614962621" calcext:value-type="float">
            <text:p>108.4036149626</text:p>
          </table:table-cell>
          <table:table-cell table:formula="of:=([.H21]*[.E21])" office:value-type="float" office:value="108.403614962621" calcext:value-type="float">
            <text:p>108.4036149626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shaft.cf.dk1 = (60.0)/((double)ADCTRANSITIONPERSEG * (double)ADCTIMSCALE * (double)ticksperus);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ADCTIM=-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office:value-type="string" calcext:value-type="string">
            <text:p>Wheel segs</text:p>
          </table:table-cell>
          <table:table-cell office:value-type="string" calcext:value-type="string">
            <text:p>Cts/seg</text:p>
          </table:table-cell>
          <table:table-cell office:value-type="string" calcext:value-type="string">
            <text:p>ticksperus</text:p>
          </table:table-cell>
          <table:table-cell office:value-type="string" calcext:value-type="string">
            <text:p>num_segs</text:p>
          </table:table-cell>
          <table:table-cell office:value-type="string" calcext:value-type="string">
            <text:p>dk1</text:p>
          </table:table-cell>
          <table:table-cell office:value-type="string" calcext:value-type="string">
            <text:p>Shaft rps</text:p>
          </table:table-cell>
          <table:table-cell office:value-type="string" calcext:value-type="string">
            <text:p>tdiff</text:p>
          </table:table-cell>
          <table:table-cell office:value-type="string" calcext:value-type="string">
            <text:p>recip</text:p>
          </table:table-cell>
          <table:table-cell table:number-columns-repeated="8"/>
        </table:table-row>
        <table:table-row table:style-name="ro1">
          <table:table-cell/>
          <table:table-cell table:formula="of:=(2^[.M20])" office:value-type="float" office:value="2147483648" calcext:value-type="float">
            <text:p>2147483648</text:p>
          </table:table-cell>
          <table:table-cell table:formula="of:=[.F20]" office:value-type="float" office:value="10" calcext:value-type="float">
            <text:p>10</text:p>
          </table:table-cell>
          <table:table-cell table:formula="of:=[.G20]" office:value-type="float" office:value="4" calcext:value-type="float">
            <text:p>4</text:p>
          </table:table-cell>
          <table:table-cell table:formula="of:=[.K20]/1000000" office:value-type="float" office:value="64" calcext:value-type="float">
            <text:p>64</text:p>
          </table:table-cell>
          <table:table-cell table:formula="of:=[.F20]" office:value-type="float" office:value="10" calcext:value-type="float">
            <text:p>10</text:p>
          </table:table-cell>
          <table:table-cell table:formula="of:=60/([.F28]*[.E28]*[.D28]*[.C28]*[.B28])" office:value-type="float" office:value="0.00000000000109139364212751" calcext:value-type="float">
            <text:p>1.09139364212751E-12</text:p>
          </table:table-cell>
          <table:table-cell table:formula="of:=[.R20]" office:value-type="float" office:value="1.08932716729593" calcext:value-type="float">
            <text:p>1.0893271673</text:p>
          </table:table-cell>
          <table:table-cell table:formula="of:=INT([.K20]/([.H28]*[.C28]))" office:value-type="float" office:value="5875186" calcext:value-type="float">
            <text:p>5875186</text:p>
          </table:table-cell>
          <table:table-cell table:formula="of:=INT([.B28]/[.I28])" office:value-type="float" office:value="365" calcext:value-type="float">
            <text:p>365</text:p>
          </table:table-cell>
          <table:table-cell table:number-columns-repeated="8"/>
        </table:table-row>
        <table:table-row table:style-name="ro1">
          <table:table-cell/>
          <table:table-cell table:formula="of:=(2^[.M21])" office:value-type="float" office:value="2147483648" calcext:value-type="float">
            <text:p>2147483648</text:p>
          </table:table-cell>
          <table:table-cell table:formula="of:=[.F21]" office:value-type="float" office:value="16" calcext:value-type="float">
            <text:p>16</text:p>
          </table:table-cell>
          <table:table-cell table:formula="of:=[.G21]" office:value-type="float" office:value="4" calcext:value-type="float">
            <text:p>4</text:p>
          </table:table-cell>
          <table:table-cell table:formula="of:=[.K21]/1000000" office:value-type="float" office:value="64" calcext:value-type="float">
            <text:p>64</text:p>
          </table:table-cell>
          <table:table-cell table:formula="of:=[.F21]" office:value-type="float" office:value="16" calcext:value-type="float">
            <text:p>16</text:p>
          </table:table-cell>
          <table:table-cell table:formula="of:=60/([.F29]*[.E29]*[.D29]*[.C29]*[.B29])" office:value-type="float" office:value="0.00000000000042632564145606" calcext:value-type="float">
            <text:p>4.2632564145606E-13</text:p>
          </table:table-cell>
          <table:table-cell table:formula="of:=[.R21]" office:value-type="float" office:value="108.403614962621" calcext:value-type="float">
            <text:p>108.4036149626</text:p>
          </table:table-cell>
          <table:table-cell table:formula="of:=INT([.K21]/([.H29]*[.C29]))" office:value-type="float" office:value="36899" calcext:value-type="float">
            <text:p>36899</text:p>
          </table:table-cell>
          <table:table-cell table:formula="of:=INT([.B29]/[.I29])" office:value-type="float" office:value="58198" calcext:value-type="float">
            <text:p>5819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8">00/00/0000</text:date>, <text:time style:data-style-name="N2" text:time-value="21:11:11.1658952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2:44:30.920110096</meta:creation-date>
    <meta:editing-duration>P1DT8H19M52S</meta:editing-duration>
    <meta:editing-cycles>39</meta:editing-cycles>
    <meta:generator>LibreOffice/5.1.6.2$Linux_X86_64 LibreOffice_project/10m0$Build-2</meta:generator>
    <dc:date>2018-12-18T23:28:09.874218968</dc:date>
    <meta:document-statistic meta:table-count="1" meta:cell-count="146" meta:object-count="0"/>
  </office:meta>
</office:document-meta>
</file>